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  <table:table-cell office:value-type="float" office:value="0.0672016048144" calcext:value-type="float">
            <text:p>0.0672016048</text:p>
          </table:table-cell>
          <table:table-cell office:value-type="float" office:value="0.215258855586" calcext:value-type="float">
            <text:p>0.2152588556</text:p>
          </table:table-cell>
          <table:table-cell office:value-type="float" office:value="0.255813953488" calcext:value-type="float">
            <text:p>0.25581395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0.0661322645291" calcext:value-type="float">
            <text:p>0.066132264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8064516129" calcext:value-type="float">
            <text:p>0.25806451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96" calcext:value-type="float">
            <text:p>296</text:p>
          </table:table-cell>
          <table:table-cell office:value-type="float" office:value="37" calcext:value-type="float">
            <text:p>37</text:p>
          </table:table-cell>
          <table:table-cell office:value-type="float" office:value="0.0791974656811" calcext:value-type="float">
            <text:p>0.0791974657</text:p>
          </table:table-cell>
          <table:table-cell office:value-type="float" office:value="0.236486486486" calcext:value-type="float">
            <text:p>0.2364864865</text:p>
          </table:table-cell>
          <table:table-cell office:value-type="float" office:value="0.297297297297" calcext:value-type="float">
            <text:p>0.297297297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861723446894" calcext:value-type="float">
            <text:p>0.0861723447</text:p>
          </table:table-cell>
          <table:table-cell office:value-type="float" office:value="1" calcext:value-type="float">
            <text:p>1</text:p>
          </table:table-cell>
          <table:table-cell office:value-type="float" office:value="0.207547169811" calcext:value-type="float">
            <text:p>0.207547169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73" calcext:value-type="float">
            <text:p>373</text:p>
          </table:table-cell>
          <table:table-cell office:value-type="float" office:value="33" calcext:value-type="float">
            <text:p>33</text:p>
          </table:table-cell>
          <table:table-cell office:value-type="float" office:value="0.0735483870968" calcext:value-type="float">
            <text:p>0.0735483871</text:p>
          </table:table-cell>
          <table:table-cell office:value-type="float" office:value="0.254691689008" calcext:value-type="float">
            <text:p>0.254691689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float" office:value="0.0507399577167" calcext:value-type="float">
            <text:p>0.0507399577</text:p>
          </table:table-cell>
          <table:table-cell office:value-type="float" office:value="0.218181818182" calcext:value-type="float">
            <text:p>0.2181818182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95" calcext:value-type="float">
            <text:p>295</text:p>
          </table:table-cell>
          <table:table-cell office:value-type="float" office:value="34" calcext:value-type="float">
            <text:p>34</text:p>
          </table:table-cell>
          <table:table-cell office:value-type="float" office:value="0.0520722635494" calcext:value-type="float">
            <text:p>0.0520722635</text:p>
          </table:table-cell>
          <table:table-cell office:value-type="float" office:value="0.186440677966" calcext:value-type="float">
            <text:p>0.186440678</text:p>
          </table:table-cell>
          <table:table-cell office:value-type="float" office:value="0.294117647059" calcext:value-type="float">
            <text:p>0.294117647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8" calcext:value-type="float">
            <text:p>258</text:p>
          </table:table-cell>
          <table:table-cell office:value-type="float" office:value="57" calcext:value-type="float">
            <text:p>57</text:p>
          </table:table-cell>
          <table:table-cell office:value-type="float" office:value="0.0626506024096" calcext:value-type="float">
            <text:p>0.0626506024</text:p>
          </table:table-cell>
          <table:table-cell office:value-type="float" office:value="0.201550387597" calcext:value-type="float">
            <text:p>0.2015503876</text:p>
          </table:table-cell>
          <table:table-cell office:value-type="float" office:value="0.228070175439" calcext:value-type="float">
            <text:p>0.228070175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61183550652" calcext:value-type="float">
            <text:p>0.0611835507</text:p>
          </table:table-cell>
          <table:table-cell office:value-type="float" office:value="1" calcext:value-type="float">
            <text:p>1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61183550652" calcext:value-type="float">
            <text:p>0.0611835507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420841683367" calcext:value-type="float">
            <text:p>0.0420841683</text:p>
          </table:table-cell>
          <table:table-cell office:value-type="float" office:value="1" calcext:value-type="float">
            <text:p>1</text:p>
          </table:table-cell>
          <table:table-cell office:value-type="float" office:value="0.219512195122" calcext:value-type="float">
            <text:p>0.21951219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59793814433" calcext:value-type="float">
            <text:p>0.0659793814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0.0483870967742" calcext:value-type="float">
            <text:p>0.0483870968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43243243243" calcext:value-type="float">
            <text:p>0.24324324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6" calcext:value-type="float">
            <text:p>306</text:p>
          </table:table-cell>
          <table:table-cell office:value-type="float" office:value="990" calcext:value-type="float">
            <text:p>990</text:p>
          </table:table-cell>
          <table:table-cell office:value-type="float" office:value="0.0501672240803" calcext:value-type="float">
            <text:p>0.0501672241</text:p>
          </table:table-cell>
          <table:table-cell office:value-type="float" office:value="0.18954248366" calcext:value-type="float">
            <text:p>0.1895424837</text:p>
          </table:table-cell>
          <table:table-cell office:value-type="float" office:value="0.290909090909" calcext:value-type="float">
            <text:p>0.290909090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535894843276" calcext:value-type="float">
            <text:p>0.053589484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7" calcext:value-type="float">
            <text:p>307</text:p>
          </table:table-cell>
          <table:table-cell office:value-type="float" office:value="996" calcext:value-type="float">
            <text:p>996</text:p>
          </table:table-cell>
          <table:table-cell office:value-type="float" office:value="0.0570570570571" calcext:value-type="float">
            <text:p>0.0570570571</text:p>
          </table:table-cell>
          <table:table-cell office:value-type="float" office:value="0.250814332248" calcext:value-type="float">
            <text:p>0.2508143322</text:p>
          </table:table-cell>
          <table:table-cell office:value-type="float" office:value="0.273092369478" calcext:value-type="float">
            <text:p>0.273092369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.0570570570571" calcext:value-type="float">
            <text:p>0.0570570571</text:p>
          </table:table-cell>
          <table:table-cell office:value-type="float" office:value="0.240356083086" calcext:value-type="float">
            <text:p>0.2403560831</text:p>
          </table:table-cell>
          <table:table-cell office:value-type="float" office:value="0.241379310345" calcext:value-type="float">
            <text:p>0.241379310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66" calcext:value-type="float">
            <text:p>266</text:p>
          </table:table-cell>
          <table:table-cell office:value-type="float" office:value="998" calcext:value-type="float">
            <text:p>998</text:p>
          </table:table-cell>
          <table:table-cell office:value-type="float" office:value="0.0653266331658" calcext:value-type="float">
            <text:p>0.0653266332</text:p>
          </table:table-cell>
          <table:table-cell office:value-type="float" office:value="0.172932330827" calcext:value-type="float">
            <text:p>0.1729323308</text:p>
          </table:table-cell>
          <table:table-cell office:value-type="float" office:value="0.290581162325" calcext:value-type="float">
            <text:p>0.29058116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0.0601659751037" calcext:value-type="float">
            <text:p>0.0601659751</text:p>
          </table:table-cell>
          <table:table-cell office:value-type="float" office:value="0.268115942029" calcext:value-type="float">
            <text:p>0.268115942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544611819235" calcext:value-type="float">
            <text:p>0.0544611819</text:p>
          </table:table-cell>
          <table:table-cell office:value-type="float" office:value="0.182058047493" calcext:value-type="float">
            <text:p>0.182058047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.0629669156884" calcext:value-type="float">
            <text:p>0.0629669157</text:p>
          </table:table-cell>
          <table:table-cell office:value-type="float" office:value="0.237113402062" calcext:value-type="float">
            <text:p>0.237113402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658174097665" calcext:value-type="float">
            <text:p>0.0658174098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00821355236" calcext:value-type="float">
            <text:p>0.08008213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08" calcext:value-type="float">
            <text:p>308</text:p>
          </table:table-cell>
          <table:table-cell office:value-type="float" office:value="29" calcext:value-type="float">
            <text:p>29</text:p>
          </table:table-cell>
          <table:table-cell office:value-type="float" office:value="0.0691056910569" calcext:value-type="float">
            <text:p>0.0691056911</text:p>
          </table:table-cell>
          <table:table-cell office:value-type="float" office:value="0.233766233766" calcext:value-type="float">
            <text:p>0.2337662338</text:p>
          </table:table-cell>
          <table:table-cell office:value-type="float" office:value="0.241379310345" calcext:value-type="float">
            <text:p>0.241379310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0.0642570281124" calcext:value-type="float">
            <text:p>0.0642570281</text:p>
          </table:table-cell>
          <table:table-cell office:value-type="float" office:value="0.291512915129" calcext:value-type="float">
            <text:p>0.29151291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943.68" calcext:value-type="float">
            <text:p>943.68</text:p>
          </table:table-cell>
          <table:table-cell table:formula="of:=AVERAGE([.B2:.B26])" office:value-type="float" office:value="206.64" calcext:value-type="float">
            <text:p>206.64</text:p>
          </table:table-cell>
          <table:table-cell table:formula="of:=AVERAGE([.C2:.C26])" office:value-type="float" office:value="190.16" calcext:value-type="float">
            <text:p>190.16</text:p>
          </table:table-cell>
          <table:table-cell table:formula="of:=AVERAGE([.D2:.D26])" office:value-type="float" office:value="0.062263457248304" calcext:value-type="float">
            <text:p>0.0622634572</text:p>
          </table:table-cell>
          <table:table-cell table:formula="of:=AVERAGE([.E2:.E26])" office:value-type="float" office:value="0.473160367405" calcext:value-type="float">
            <text:p>0.4731603674</text:p>
          </table:table-cell>
          <table:table-cell table:formula="of:=AVERAGE([.F2:.F26])" office:value-type="float" office:value="0.24426095385568" calcext:value-type="float">
            <text:p>0.2442609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16:09.071589717</dc:date>
    <meta:document-statistic meta:table-count="1" meta:cell-count="162" meta:object-count="0"/>
    <meta:generator>LibreOffice/4.2.7.2$Linux_X86_64 LibreOffice_project/420m0$Build-2</meta:generator>
  </office:meta>
</office:document-meta>
</file>